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3.052cm" fo:min-width="5.977cm"/>
    </style:style>
    <style:style style:name="gr2" style:family="graphic" style:parent-style-name="standard">
      <style:graphic-properties draw:stroke="none" svg:stroke-color="#000000" draw:fill="none" draw:fill-color="#ffffff" fo:min-height="1.782cm"/>
    </style:style>
    <style:style style:name="gr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  <style:text-properties style:font-name="Roboto" fo:font-weight="bold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3.302cm" svg:x="3.286cm" svg:y="6.5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2.486cm" svg:x="3.54cm" svg:y="6.969cm">
          <draw:text-box>
            <text:p text:style-name="P2"><text:span text:style-name="T1">Bidirectional LSTM</text:span></text:p>
            <text:p text:style-name="P2"><text:span text:style-name="T1">(encoder)</text:span></text:p>
          </draw:text-box>
        </draw:frame>
        <draw:line draw:style-name="gr3" draw:text-style-name="P4" draw:layer="layout" svg:x1="6.461cm" svg:y1="5.191cm" svg:x2="6.461cm" svg:y2="6.461cm">
          <text:p/>
        </draw:line>
        <draw:line draw:style-name="gr3" draw:text-style-name="P4" draw:layer="layout" svg:x1="9.89cm" svg:y1="8.112cm" svg:x2="15.097cm" svg:y2="8.112cm">
          <text:p/>
        </draw:line>
        <draw:line draw:style-name="gr3" draw:text-style-name="P4" draw:layer="layout" svg:x1="6.461cm" svg:y1="10.017cm" svg:x2="6.461cm" svg:y2="11.287cm">
          <text:p/>
        </draw:line>
        <draw:frame draw:style-name="gr4" draw:text-style-name="P6" draw:layer="layout" svg:width="1.035cm" svg:height="0.962cm" svg:x="5.953cm" svg:y="11.43cm">
          <draw:text-box>
            <text:p text:style-name="P5">...</text:p>
          </draw:text-box>
        </draw:frame>
        <draw:frame draw:style-name="gr4" draw:text-style-name="P6" draw:layer="layout" svg:width="4.706cm" svg:height="1.673cm" svg:x="10.144cm" svg:y="8.598cm">
          <draw:text-box>
            <text:p text:style-name="P5">Internal LSTM</text:p>
            <text:p text:style-name="P7">states</text:p>
          </draw:text-box>
        </draw:frame>
        <draw:custom-shape draw:style-name="gr1" draw:text-style-name="P1" draw:layer="layout" svg:width="6.477cm" svg:height="3.302cm" svg:x="15.353cm" svg:y="6.5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2.032cm" svg:x="15.734cm" svg:y="7.296cm">
          <draw:text-box>
            <text:p text:style-name="P2"><text:span text:style-name="T1">LSTM</text:span></text:p>
            <text:p text:style-name="P2"><text:span text:style-name="T1">(decoder)</text:span></text:p>
          </draw:text-box>
        </draw:frame>
        <draw:line draw:style-name="gr3" draw:text-style-name="P4" draw:layer="layout" svg:x1="18.655cm" svg:y1="5.191cm" svg:x2="18.655cm" svg:y2="6.461cm">
          <text:p/>
        </draw:line>
        <draw:frame draw:style-name="gr4" draw:text-style-name="P6" draw:layer="layout" svg:width="4.952cm" svg:height="0.962cm" svg:x="4.175cm" svg:y="4.14cm">
          <draw:text-box>
            <text:p text:style-name="P5">“abate” (input)</text:p>
          </draw:text-box>
        </draw:frame>
        <draw:frame draw:style-name="gr4" draw:text-style-name="P6" draw:layer="layout" svg:width="7.534cm" svg:height="0.962cm" svg:x="15.27cm" svg:y="4.086cm">
          <draw:text-box>
            <text:p text:style-name="P5">“&lt;SOS&gt;ABEYT” (input)</text:p>
          </draw:text-box>
        </draw:frame>
        <draw:line draw:style-name="gr3" draw:text-style-name="P4" draw:layer="layout" svg:x1="18.655cm" svg:y1="9.944cm" svg:x2="18.655cm" svg:y2="11.16cm">
          <text:p/>
        </draw:line>
        <draw:frame draw:style-name="gr4" draw:text-style-name="P6" draw:layer="layout" svg:width="7.957cm" svg:height="0.962cm" svg:x="15.099cm" svg:y="11.303cm">
          <draw:text-box>
            <text:p text:style-name="P5">“ABEYT&lt;EOS&gt;” (outpu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5:18:11.145000000</meta:creation-date>
    <dc:date>2019-01-03T15:48:14.441000000</dc:date>
    <meta:editing-duration>PT30M2S</meta:editing-duration>
    <meta:editing-cycles>4</meta:editing-cycles>
    <meta:generator>LibreOffice/6.1.0.3$Windows_X86_64 LibreOffice_project/efb621ed25068d70781dc026f7e9c5187a4decd1</meta:generator>
    <meta:document-statistic meta:object-count="14"/>
  </office:meta>
</office:document-meta>
</file>